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5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normal" officeooo:rsid="008d6434" officeooo:paragraph-rsid="0111672d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cm" fo:margin-right="0cm" fo:margin-top="0.011cm" fo:margin-bottom="0cm" loext:contextual-spacing="false" fo:line-height="116%" fo:text-align="center" style:justify-single-word="false" fo:text-indent="0cm" style:auto-text-indent="false"/>
      <style:text-properties fo:color="#000000" style:font-name="Source Sans Pro" fo:font-size="10pt" fo:language="en" fo:country="CA" fo:font-weight="normal" officeooo:rsid="0111672d" officeooo:paragraph-rsid="0111672d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officeooo:rsid="007e180c" officeooo:paragraph-rsid="00eda07e" style:font-size-asian="8.75pt" style:font-size-complex="10pt"/>
    </style:style>
    <style:style style:name="P8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7e180c" officeooo:paragraph-rsid="0111672d" style:font-size-asian="1.75pt" style:font-size-complex="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1043878" officeooo:paragraph-rsid="01043878" style:font-size-asian="14pt" style:font-size-complex="14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439400" style:font-name="Source Sans Pro" fo:font-size="10pt" fo:language="en" fo:country="CA" fo:font-weight="normal" officeooo:rsid="007e180c" officeooo:paragraph-rsid="0111672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814dfa" officeooo:paragraph-rsid="00814dfa" style:font-size-asian="14pt" style:font-size-complex="14pt"/>
    </style:style>
    <style:style style:name="P12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officeooo:rsid="007e180c" officeooo:paragraph-rsid="00ef6cdf" style:font-size-asian="14pt" style:font-size-complex="14pt"/>
    </style:style>
    <style:style style:name="P13" style:family="paragraph" style:parent-style-name="Table_20_Contents">
      <style:paragraph-properties fo:margin-left="0cm" fo:margin-right="0cm" fo:margin-top="0.3cm" fo:margin-bottom="0cm" loext:contextual-spacing="false" fo:line-height="116%" fo:text-align="start" style:justify-single-word="false" fo:text-indent="0cm" style:auto-text-indent="false"/>
      <style:text-properties fo:color="#009512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00%" fo:text-align="center" style:justify-single-word="false" fo:break-before="page"/>
      <style:text-properties fo:color="#009512" style:font-name="Source Sans Pro Light" fo:font-size="20pt" fo:language="en" fo:country="CA" officeooo:rsid="001a54e6" officeooo:paragraph-rsid="00e03c95" style:font-size-asian="20pt" style:font-size-complex="20pt"/>
    </style:style>
    <style:style style:name="P15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10bd59b" style:font-size-asian="11pt" style:font-size-complex="11pt"/>
    </style:style>
    <style:style style:name="P1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f77db3" style:font-size-asian="11pt" style:font-size-complex="11pt"/>
    </style:style>
    <style:style style:name="P1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e6389" officeooo:paragraph-rsid="01184364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1130612" style:font-size-asian="11pt" style:font-size-complex="11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09b236" officeooo:paragraph-rsid="00f77db3" style:font-size-asian="11pt" style:font-size-complex="11pt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1168880" officeooo:paragraph-rsid="01168880" style:font-size-asian="11pt" style:font-size-complex="11pt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bd5c8" officeooo:paragraph-rsid="009bd5c8" style:font-size-asian="11pt" style:font-size-complex="11pt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2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62e86" officeooo:paragraph-rsid="0109b236" style:font-size-asian="10pt" style:font-size-complex="10pt"/>
    </style:style>
    <style:style style:name="P2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c5917" officeooo:paragraph-rsid="00ac5917" style:font-size-asian="10pt" style:font-size-complex="10pt"/>
    </style:style>
    <style:style style:name="P2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111672d" officeooo:paragraph-rsid="0111672d" style:font-size-asian="10pt" style:font-size-complex="10pt"/>
    </style:style>
    <style:style style:name="P2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1169de3" style:font-size-asian="10pt" style:font-size-complex="10pt"/>
    </style:style>
    <style:style style:name="P2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aa3120" officeooo:paragraph-rsid="00d8b3b6" style:font-size-asian="10pt" style:font-size-complex="10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0pt" fo:language="en" fo:country="CA" fo:font-weight="normal" officeooo:rsid="00836a6e" officeooo:paragraph-rsid="0111672d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16%" fo:text-align="end" style:justify-single-word="false" fo:text-indent="0cm" style:auto-text-indent="false"/>
      <style:text-properties fo:color="#000000" style:font-name="Source Sans Pro" fo:font-size="10pt" fo:language="en" fo:country="CA" fo:font-weight="normal" officeooo:rsid="009b3fc7" officeooo:paragraph-rsid="0111672d" style:font-size-asian="10pt" style:font-weight-asian="normal" style:font-size-complex="10pt" style:font-weight-complex="normal"/>
    </style:style>
    <style:style style:name="P31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2pt" fo:language="en" fo:country="CA" officeooo:rsid="0084a6cc" officeooo:paragraph-rsid="00eda07e" style:font-size-asian="1.75pt" style:font-size-complex="2pt"/>
    </style:style>
    <style:style style:name="P32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T1" style:family="text">
      <style:text-properties officeooo:rsid="0085cdb4"/>
    </style:style>
    <style:style style:name="T2" style:family="text">
      <style:text-properties officeooo:rsid="00927c07"/>
    </style:style>
    <style:style style:name="T3" style:family="text">
      <style:text-properties officeooo:rsid="0093bc9d"/>
    </style:style>
    <style:style style:name="T4" style:family="text">
      <style:text-properties officeooo:rsid="009728ea"/>
    </style:style>
    <style:style style:name="T5" style:family="text">
      <style:text-properties officeooo:rsid="00aed12f"/>
    </style:style>
    <style:style style:name="T6" style:family="text">
      <style:text-properties fo:color="#333333" officeooo:rsid="000fa4d7"/>
    </style:style>
    <style:style style:name="T7" style:family="text">
      <style:text-properties fo:color="#333333" fo:language="en" fo:country="US" officeooo:rsid="00f59896"/>
    </style:style>
    <style:style style:name="T8" style:family="text">
      <style:text-properties fo:color="#333333" fo:font-size="10pt" officeooo:rsid="00e03c95" style:font-size-asian="10pt" style:font-size-complex="10pt"/>
    </style:style>
    <style:style style:name="T9" style:family="text">
      <style:text-properties fo:color="#333333" fo:font-size="10pt" officeooo:rsid="00f59896" style:font-size-asian="10pt" style:font-size-complex="10pt"/>
    </style:style>
    <style:style style:name="T10" style:family="text">
      <style:text-properties officeooo:rsid="00bc4db3"/>
    </style:style>
    <style:style style:name="T11" style:family="text">
      <style:text-properties officeooo:rsid="00c9f48d"/>
    </style:style>
    <style:style style:name="T12" style:family="text">
      <style:text-properties style:font-name="Source Sans Pro" fo:font-size="11pt" style:font-size-asian="11pt" style:font-size-complex="11pt"/>
    </style:style>
    <style:style style:name="T13" style:family="text">
      <style:text-properties style:font-name="Source Sans Pro" fo:font-size="11pt" officeooo:rsid="00bc4db3" style:font-size-asian="11pt" style:font-size-complex="11pt"/>
    </style:style>
    <style:style style:name="T14" style:family="text">
      <style:text-properties style:font-name="Source Sans Pro" fo:font-size="11pt" officeooo:rsid="00cbf120" style:font-size-asian="11pt" style:font-size-complex="11pt"/>
    </style:style>
    <style:style style:name="T15" style:family="text">
      <style:text-properties style:font-name="Source Sans Pro" fo:font-size="11pt" officeooo:rsid="00b3094d" style:font-size-asian="11pt" style:font-size-complex="11pt"/>
    </style:style>
    <style:style style:name="T16" style:family="text">
      <style:text-properties style:font-name="Source Sans Pro" fo:font-size="11pt" officeooo:rsid="00ce5b55" style:font-size-asian="11pt" style:font-size-complex="11pt"/>
    </style:style>
    <style:style style:name="T17" style:family="text">
      <style:text-properties style:font-name="Source Sans Pro" fo:font-size="11pt" officeooo:rsid="00cf71a9" style:font-size-asian="11pt" style:font-size-complex="11pt"/>
    </style:style>
    <style:style style:name="T18" style:family="text">
      <style:text-properties style:font-name="Source Sans Pro" fo:font-size="11pt" officeooo:rsid="00ddebe1" style:font-size-asian="11pt" style:font-size-complex="11pt"/>
    </style:style>
    <style:style style:name="T19" style:family="text">
      <style:text-properties style:font-name="Source Sans Pro" fo:font-size="11pt" officeooo:rsid="00e66e9f" style:font-size-asian="11pt" style:font-size-complex="11pt"/>
    </style:style>
    <style:style style:name="T20" style:family="text">
      <style:text-properties style:font-name="Source Sans Pro" fo:font-size="11pt" officeooo:rsid="00f77db3" style:font-size-asian="11pt" style:font-size-complex="11pt"/>
    </style:style>
    <style:style style:name="T21" style:family="text">
      <style:text-properties style:font-name="Source Sans Pro" fo:font-size="11pt" officeooo:rsid="01060659" style:font-size-asian="11pt" style:font-size-complex="11pt"/>
    </style:style>
    <style:style style:name="T22" style:family="text">
      <style:text-properties style:font-name="Source Sans Pro" fo:font-size="11pt" officeooo:rsid="0109b236" style:font-size-asian="11pt" style:font-size-complex="11pt"/>
    </style:style>
    <style:style style:name="T23" style:family="text">
      <style:text-properties style:font-name="Source Sans Pro" fo:font-size="11pt" officeooo:rsid="010bd59b" style:font-size-asian="11pt" style:font-size-complex="11pt"/>
    </style:style>
    <style:style style:name="T24" style:family="text">
      <style:text-properties style:font-name="Source Sans Pro" fo:font-size="11pt" fo:language="en" fo:country="CA" style:font-size-asian="11pt" style:font-size-complex="11pt"/>
    </style:style>
    <style:style style:name="T25" style:family="text">
      <style:text-properties style:font-name="Source Sans Pro" fo:font-size="11pt" fo:language="en" fo:country="CA" officeooo:rsid="00d30378" style:font-size-asian="11pt" style:font-size-complex="11pt"/>
    </style:style>
    <style:style style:name="T26" style:family="text">
      <style:text-properties style:font-name="Source Sans Pro" fo:font-size="11pt" fo:language="en" fo:country="CA" officeooo:rsid="00ddebe1" style:font-size-asian="11pt" style:font-size-complex="11pt"/>
    </style:style>
    <style:style style:name="T27" style:family="text">
      <style:text-properties style:font-name="Source Sans Pro" fo:font-size="11pt" fo:language="en" fo:country="CA" officeooo:rsid="00fb08cf" style:font-size-asian="11pt" style:font-size-complex="11pt"/>
    </style:style>
    <style:style style:name="T28" style:family="text">
      <style:text-properties style:font-name="Source Sans Pro" fo:font-size="11pt" fo:language="en" fo:country="CA" officeooo:rsid="00fbba83" style:font-size-asian="11pt" style:font-size-complex="11pt"/>
    </style:style>
    <style:style style:name="T29" style:family="text">
      <style:text-properties style:font-name="Source Sans Pro" fo:font-size="11pt" fo:language="en" fo:country="CA" officeooo:rsid="00fc357d" style:font-size-asian="11pt" style:font-size-complex="11pt"/>
    </style:style>
    <style:style style:name="T30" style:family="text">
      <style:text-properties style:font-name="Source Sans Pro" fo:font-size="11pt" fo:language="en" fo:country="CA" officeooo:rsid="010bd59b" style:font-size-asian="11pt" style:font-size-complex="11pt"/>
    </style:style>
    <style:style style:name="T31" style:family="text">
      <style:text-properties style:font-name="Source Sans Pro" fo:font-size="11pt" fo:language="en" fo:country="CA" officeooo:rsid="0110607e" style:font-size-asian="11pt" style:font-size-complex="11pt"/>
    </style:style>
    <style:style style:name="T32" style:family="text">
      <style:text-properties style:font-name="Source Sans Pro" fo:font-size="11pt" fo:language="en" fo:country="US" officeooo:rsid="00d9744e" style:font-size-asian="11pt" style:font-size-complex="11pt"/>
    </style:style>
    <style:style style:name="T33" style:family="text">
      <style:text-properties officeooo:rsid="00ce5b55"/>
    </style:style>
    <style:style style:name="T34" style:family="text">
      <style:text-properties officeooo:rsid="00dcf63d"/>
    </style:style>
    <style:style style:name="T35" style:family="text">
      <style:text-properties fo:color="#000000" officeooo:rsid="00836a6e"/>
    </style:style>
    <style:style style:name="T36" style:family="text">
      <style:text-properties fo:color="#000000" officeooo:rsid="009b3fc7"/>
    </style:style>
    <style:style style:name="T37" style:family="text">
      <style:text-properties officeooo:rsid="00e38735"/>
    </style:style>
    <style:style style:name="T38" style:family="text">
      <style:text-properties fo:font-style="normal" officeooo:rsid="0087b8a5" style:font-style-asian="normal" style:font-style-complex="normal"/>
    </style:style>
    <style:style style:name="T39" style:family="text">
      <style:text-properties fo:font-style="normal" officeooo:rsid="00f3c3ae" style:font-style-asian="normal" style:font-style-complex="normal"/>
    </style:style>
    <style:style style:name="T40" style:family="text">
      <style:text-properties fo:font-style="normal" officeooo:rsid="0114aa5c" style:font-style-asian="normal" style:font-style-complex="normal"/>
    </style:style>
    <style:style style:name="T41" style:family="text">
      <style:text-properties fo:font-style="normal" officeooo:rsid="011704db" style:font-style-asian="normal" style:font-style-complex="normal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10pt" officeooo:rsid="00f59896" style:font-size-asian="10pt" style:font-size-complex="10pt"/>
    </style:style>
    <style:style style:name="T44" style:family="text">
      <style:text-properties officeooo:rsid="00f90671"/>
    </style:style>
    <style:style style:name="T45" style:family="text">
      <style:text-properties officeooo:rsid="00fb08cf"/>
    </style:style>
    <style:style style:name="T46" style:family="text">
      <style:text-properties officeooo:rsid="010241a1"/>
    </style:style>
    <style:style style:name="T47" style:family="text">
      <style:text-properties officeooo:rsid="0109b236"/>
    </style:style>
    <style:style style:name="T48" style:family="text">
      <style:text-properties officeooo:rsid="010bd59b"/>
    </style:style>
    <style:style style:name="T49" style:family="text">
      <style:text-properties officeooo:rsid="011704db"/>
    </style:style>
    <style:style style:name="T50" style:family="text">
      <style:text-properties officeooo:rsid="011780a3"/>
    </style:style>
    <style:style style:name="T51" style:family="text">
      <style:text-properties officeooo:rsid="01184364"/>
    </style:style>
    <style:style style:name="T52" style:family="text">
      <style:text-properties officeooo:rsid="011884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ustin Michaud<text:span text:style-name="T32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8">Portfolio:</text:span><text:span text:style-name="T42"> </text:span><text:a xlink:type="simple" xlink:href="http://justinmichaud.com/" text:style-name="Internet_20_link" text:visited-style-name="Visited_20_Internet_20_Link"><text:span text:style-name="T42">http://justinmichaud.com</text:span></text:a></text:p>
          </table:table-cell>
          <table:table-cell table:style-name="Table1.A1" office:value-type="string">
            <text:p text:style-name="P1"><text:span text:style-name="T8">Github:</text:span><text:span text:style-name="T42"> </text:span><text:a xlink:type="simple" xlink:href="http://github.com/jtjj222/" text:style-name="Internet_20_link" text:visited-style-name="Visited_20_Internet_20_Link"><text:span text:style-name="T42">http://github.com/jtjj222/</text:span></text:a></text:p>
          </table:table-cell>
        </table:table-row>
        <table:table-row>
          <table:table-cell table:style-name="Table1.A1" office:value-type="string">
            <text:p text:style-name="P2"><text:span text:style-name="T9">Email</text:span><text:span text:style-name="T43">: </text:span><text:a xlink:type="simple" xlink:href="mailto:hello@justinmichaud.com" text:style-name="Internet_20_link" text:visited-style-name="Visited_20_Internet_20_Link"><text:span text:style-name="T42">hello@justinmichaud.com</text:span></text:a></text:p>
          </table:table-cell>
          <table:table-cell table:style-name="Table1.A1" office:value-type="string">
            <text:p text:style-name="P4"><text:span text:style-name="T7">Tel: </text:span><text:span text:style-name="T6">(226) 505-5463</text:span></text:p>
          </table:table-cell>
        </table:table-row>
      </table:table>
      <text:p text:style-name="P9">Qualifications</text:p>
      <text:list xml:id="list5544954513484933342" text:style-name="L1">
        <text:list-item>
          <text:p text:style-name="P16"><text:span text:style-name="T49">Excellent communication</text:span> <text:span text:style-name="T49">and organizational skills, developed through contract work</text:span></text:p>
        </text:list-item>
        <text:list-item>
          <text:p text:style-name="P17"><text:span text:style-name="T51">Experience</text:span> <text:span text:style-name="T52">with</text:span> Java <text:span text:style-name="T50">and</text:span> Web <text:span text:style-name="T52">development</text:span>, <text:span text:style-name="T51">some experience with </text:span>Android, <text:span text:style-name="T50">Python, PHP, <text:s/>SQL, Linux, OpenGL, Arduino, have used C++, Racket (lisp)</text:span></text:p>
        </text:list-item>
      </text:list>
      <text:p text:style-name="P12">Employment History</text:p>
      <table:table table:name="Table2" table:style-name="Table2">
        <table:table-column table:style-name="Table2.A" table:number-columns-repeated="3"/>
        <table:table-row>
          <table:table-cell office:value-type="string">
            <text:p text:style-name="P29">Sudbury Action Centre for Youth</text:p>
          </table:table-cell>
          <table:table-cell office:value-type="string">
            <text:p text:style-name="P5"><text:span text:style-name="T4">Software Development </text:span>Contractor</text:p>
          </table:table-cell>
          <table:table-cell office:value-type="string">
            <text:p text:style-name="P10"><text:span text:style-name="T35">August 2016 – </text:span><text:span text:style-name="T36">September 2016</text:span></text:p>
          </table:table-cell>
        </table:table-row>
      </table:table>
      <text:list xml:id="list130351824835208" text:continue-numbering="true" text:style-name="L1">
        <text:list-header>
          <text:p text:style-name="P31"/>
        </text:list-header>
        <text:list-item>
          <text:p text:style-name="P18"><text:span text:style-name="T49">Developed/deployed </text:span>web application<text:span text:style-name="T2"> </text:span>to track <text:span text:style-name="T34">clients, donations and services using Python and Django; eliminated an entire shift, collected statistics to seek funding and find areas to improve</text:span></text:p>
        </text:list-item>
        <text:list-item>
          <text:p text:style-name="P19"><text:span text:style-name="T40">Communicated to collect</text:span><text:span text:style-name="T38"> requirements </text:span><text:span text:style-name="T41">and feedback to </text:span><text:span text:style-name="T38">ensure </text:span><text:span text:style-name="T41">business </text:span><text:span text:style-name="T38">value </text:span><text:span text:style-name="T39">was created</text:span></text:p>
        </text:list-item>
      </text:list>
      <text:p text:style-name="P7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29">YMCA of Sudbury</text:p>
          </table:table-cell>
          <table:table-cell office:value-type="string">
            <text:p text:style-name="P6">Software Developer &amp; I.T. Assistant</text:p>
          </table:table-cell>
          <table:table-cell office:value-type="string">
            <text:p text:style-name="P30">June 2014 to September 2016</text:p>
          </table:table-cell>
        </table:table-row>
      </table:table>
      <text:p text:style-name="P8"/>
      <text:list xml:id="list130350803357576" text:continue-numbering="true" text:style-name="L1">
        <text:list-item>
          <text:p text:style-name="P24"><text:span text:style-name="T16">Developed</text:span><text:span text:style-name="T12"> </text:span><text:span text:style-name="T13">open-source</text:span><text:span text:style-name="T15"> </text:span><text:span text:style-name="T21">remote </text:span><text:span text:style-name="T14">support tool </text:span><text:span text:style-name="T22">u</text:span><text:span text:style-name="T21">s</text:span><text:span text:style-name="T22">ing</text:span><text:span text:style-name="T21"> Java, Netty and</text:span><text:span text:style-name="T20"> </text:span><text:span text:style-name="T19">UDP </text:span><text:span text:style-name="T17">hole-punching </text:span><text:span text:style-name="T20">to </text:span><text:span text:style-name="T22">tunnel</text:span><text:span text:style-name="T20"> TCP connections without port forwarding; </text:span><text:span text:style-name="T22">U</text:span><text:span text:style-name="T21">sed less data, </text:span><text:span text:style-name="T22">was easier to use </text:span><text:span text:style-name="T21">than existing solutions</text:span></text:p>
        </text:list-item>
        <text:list-item>
          <text:p text:style-name="P20">Built public job board using PHP and MySQL; used by hundreds of clients, ~20 job councillors</text:p>
          <text:list>
            <text:list-item>
              <text:p text:style-name="P21">Introduced the use of Twig templates to separate display and business logic and eliminate XSS and CSRF vulnerabilities, prepared queries to eliminate SQL injection vulnerabilities</text:p>
            </text:list-item>
          </text:list>
        </text:list-item>
        <text:list-item>
          <text:p text:style-name="P21">Introduced git and basic documentation practices to development workflow</text:p>
        </text:list-item>
        <text:list-item>
          <text:p text:style-name="P22"><text:span text:style-name="T47">Wrote</text:span> <text:span text:style-name="T10">Python</text:span> <text:span text:style-name="T44">scripts </text:span>to <text:span text:style-name="T44">manage</text:span> <text:span text:style-name="T33">public resource Linux computers, with guest sessions,</text:span> automatic logout, <text:span text:style-name="T5">and remote management; reduced maintenance costs, increased security, and enforced usage policies</text:span></text:p>
        </text:list-item>
        <text:list-item>
          <text:p text:style-name="P23">Created <text:span text:style-name="T10">web application that t</text:span>rack<text:span text:style-name="T11">ed </text:span>camper purchases; <text:span text:style-name="T37">saved ~20 hours per week in repetitive and error-prone calculations, produced actionable statistics</text:span></text:p>
        </text:list-item>
      </text:list>
      <text:p text:style-name="P11">Interests / <text:span text:style-name="T1">Projects</text:span></text:p>
      <text:p text:style-name="P15"><text:span text:style-name="T48">E</text:span>verything from <text:span text:style-name="T3">playing oboe in the Waterloo Orchestra</text:span> <text:span text:style-name="T45">to messing around with lasers at Hack the North to <text:s/>playing games on my </text:span>Commodore 64</text:p>
      <text:list xml:id="list130351290926772" text:continue-numbering="true" text:style-name="L1">
        <text:list-item>
          <text:p text:style-name="P27"><text:span text:style-name="T27">Contributed</text:span><text:span text:style-name="T26"> </text:span><text:span text:style-name="T31">Gesture Typing feature </text:span><text:span text:style-name="T29">to the</text:span><text:span text:style-name="T24"> AnySoftKeyboard project </text:span><text:span text:style-name="T29">to create</text:span><text:span text:style-name="T24"> the first Open Source </text:span><text:span text:style-name="T29">swipe</text:span><text:span text:style-name="T24"> keyboard for Android</text:span></text:p>
          <text:list>
            <text:list-item>
              <text:p text:style-name="P27"><text:span text:style-name="T30">G</text:span><text:span text:style-name="T26">enera</text:span><text:span text:style-name="T29">tes</text:span><text:span text:style-name="T26"> simulated paths for possible words and compar</text:span><text:span text:style-name="T29">es</text:span><text:span text:style-name="T26"> them to the user input</text:span></text:p>
            </text:list-item>
          </text:list>
        </text:list-item>
        <text:list-item>
          <text:p text:style-name="P28"><text:span text:style-name="T28">Created a</text:span><text:span text:style-name="T24"> shooter game for Google Cardboard </text:span><text:span text:style-name="T28">with Java and OpenGL</text:span><text:span text:style-name="T24"> that uses </text:span><text:span text:style-name="T28">BoofCV running on a laptop</text:span><text:span text:style-name="T24"> to track </text:span><text:span text:style-name="T25">the position of </text:span><text:span text:style-name="T30">player’s</text:span><text:span text:style-name="T24"> head, </text:span><text:span text:style-name="T28">allowing </text:span><text:span text:style-name="T30">them</text:span><text:span text:style-name="T28"> to shoot enemies and dodge obstacles</text:span></text:p>
        </text:list-item>
        <text:list-item>
          <text:p text:style-name="P25"><text:span text:style-name="T12">Work in progress: </text:span><text:span text:style-name="T23">Arduino project to </text:span><text:span text:style-name="T12">create cheap </text:span><text:span text:style-name="T18">VR motion tracking, u</text:span><text:span text:style-name="T12">sing mirrors to scan line-lasers across the room </text:span><text:span text:style-name="T18">and IR to synchronize the </text:span><text:span text:style-name="T23">emitter</text:span><text:span text:style-name="T18">/receiver</text:span></text:p>
        </text:list-item>
        <text:list-item>
          <text:p text:style-name="P26"><text:span text:style-name="T18">A</text:span><text:span text:style-name="T12">n</text:span><text:span text:style-name="T18"> Open Source Android transit application using the Sudbury Open Data API, available on F-Droid</text:span></text:p>
          <text:p text:style-name="P32"><text:span text:style-name="T12">More </text:span><text:span text:style-name="T23">projects</text:span><text:span text:style-name="T12"> and source code available at </text:span><text:a xlink:type="simple" xlink:href="http://justinmichaud.com/" text:style-name="Internet_20_link" text:visited-style-name="Visited_20_Internet_20_Link"><text:span text:style-name="T12">http://justinmichaud.com</text:span></text:a><text:span text:style-name="T12"> </text:span></text:p>
        </text:list-item>
      </text:list>
      <text:p text:style-name="P13">Education</text:p>
      <text:p text:style-name="P3">September 2016 to Present – <text:span text:style-name="T46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12T13:03:50.332075473</dc:date>
    <meta:editing-duration>PT21H48M45S</meta:editing-duration>
    <meta:editing-cycles>227</meta:editing-cycles>
    <meta:generator>LibreOffice/5.1.4.2$Linux_X86_64 LibreOffice_project/10m0$Build-2</meta:generator>
    <meta:document-statistic meta:table-count="3" meta:image-count="0" meta:object-count="0" meta:page-count="1" meta:paragraph-count="34" meta:word-count="404" meta:character-count="2728" meta:non-whitespace-character-count="2368"/>
  </office:meta>
</office:document-meta>
</file>